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de Review</text:p>
      <text:p text:style-name="P2"/>
      <text:p text:style-name="P1">For our code review we decided to take an in depth analysis and review of the Robot Language Interpreter. We chose this because it was the hardest to understand and design conceptually, it was mainly designed by two of the members, and the class contained errors and it was helpful to work on them as a group. Because it was difficult to understand and design without implementing anything, it is necessary to review and ensure that what we had in mind is what we are ending up with. We also want to review it so everyone in the group can understand the processes and logic of this class since this was designed by a small portion of our group and it interacts with the other parts of our system. Once this was done, we could work together as a group to help solve a problem that was happening with our loop functionality.</text:p>
      <text:p text:style-name="P1"/>
      <text:p text:style-name="P1">The positives we have noticed in this class begin with the solid logic, the ease with which it can be understood, and the way it follows our design from previous documents. Most of the functionality has been implemented, well tested, and the logic has been reviewed by all group members, finding little to no problems. <text:s/>Another positive noted by many group members is that the methods are short and easy to understand. The case statements pf Play makes it easier to debug because they make searching for the functionality of FORTH words easy to understand at a glance. Tests are placed in a logical order from unit tests to functionality tests, as is outlined in our testing document. The structure and functionality of the methods follow our design document closely. Overall, we have concluded that the class is on the </text:p>
      <text:p text:style-name="P1">right track and we're happy with the progress so far.</text:p>
      <text:p text:style-name="P1"/>
      <text:p text:style-name="P1">The negatives we noticed during code review mainly had to do with formatting, documentation and some missing methods. Some of the variable names in this class do not currently adhere to our style guide. However, this has been done for ease of programming and can easily be changed with a simple “find/replace” of these variables. We also noticed a couple places with redundant code that can be optimized if time allows. The next problem is that this class is currently missing JavaDoc class and method headers, which will be added before the final version is complete. The last problem is that there are still some functionalities that have not been implemented and therefor could not be reviewed. These problems are all fixable and should not present any overwhelming difficulties (hopefully!).</text:p>
      <text:p text:style-name="P1"/>
      <text:p text:style-name="P1">What we spent the most time discussing was what the stacks and vague variables names represented. This got a little confusing when getting into the more dense functions such as conditionals and nested loops. Overall, the logic of most functions were well understood and did not require a lot of discussion, despite the majority of the group spending little time on the design of this class. We are happy with the way we are implementing this class. As far as we understand, it is fulfilling what was intended in our design. We discussed the expected challenges (loops and conditionals), the parts we found surprisingly easy (arithmetic, comparisons, and tokenizing the code) as well as the unexpected difficulty of understanding where errors came up while using a stack. We all acknowledge that the design was helpful, as implementing all this from scratch would have been nearly impossible. Overall, we felt thw process so far and this code review were positive and productive uses of group time. </text:p>
      <text:p text:style-name="P1"/>
      <text:p text:style-name="P1">Our plan for improvement is to continue utilizing pair programming and individual work to make the decided upon changes to the class. This will continue to be done by the main programmers despite the group all now understanding the class better. To be more specific <text:soft-page-break/>about the main function we need to implement, we need to finish construction of the code that handles the nested loops now that we understand and have discussed the problem in depth. There is also the tasks of interpreting strings as outlined in the robot language document, the task of retrieving robot variables from the model, and the final step of connecting the interpreter to the main controller. These should only take a few more days of work at the pace we are going 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7T17:49:19.39</meta:creation-date>
    <meta:document-statistic meta:table-count="0" meta:image-count="0" meta:object-count="0" meta:page-count="2" meta:paragraph-count="7" meta:word-count="729" meta:character-count="4243"/>
    <dc:date>2016-11-27T19:00:08.04</dc:date>
    <meta:editing-duration>PT5M3S</meta:editing-duration>
    <meta:editing-cycles>1</meta:editing-cycles>
    <meta:generator>OpenOffice/4.1.3$Win32 OpenOffice.org_project/413m1$Build-9783</meta:generator>
  </office:meta>
</office:document-meta>
</file>